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phDebitFourni_Temps-MaxSNR-MoyenneValeursFinales" table:style-name="ta1">
        <table:shapes>
          <draw:frame draw:z-index="0" draw:style-name="gr1" draw:text-style-name="P1" svg:width="228.79mm" svg:height="151.14mm" svg:x="39.37mm" svg:y="1.06mm">
            <loext:p draw:notify-on-update-of-ranges="'GraphDebitFourni_Temps-MaxSNR-MoyenneValeursFinales'.A1:'GraphDebitFourni_Temps-MaxSNR-MoyenneValeursFinales'.A1 'GraphDebitFourni_Temps-MaxSNR-MoyenneValeursFinales'.A2:'GraphDebitFourni_Temps-MaxSNR-MoyenneValeursFinales'.A19 'GraphDebitFourni_Temps-MaxSNR-MoyenneValeursFinales'.B1:'GraphDebitFourni_Temps-MaxSNR-MoyenneValeursFinales'.B1 'GraphDebitFourni_Temps-MaxSNR-MoyenneValeursFinales'.B2:'GraphDebitFourni_Temps-MaxSNR-MoyenneValeursFinales'.B19 'GraphDebitFourni_Temps-MaxSNR-MoyenneValeursFinales'.A1:'GraphDebitFourni_Temps-MaxSNR-MoyenneValeursFinales'.A1 'GraphDebitFourni_Temps-MaxSNR-MoyenneValeursFinales'.A2:'GraphDebitFourni_Temps-MaxSNR-MoyenneValeursFinales'.A19 'GraphDebitFourni_Temps-MaxSNR-MoyenneValeursFinales'.C1:'GraphDebitFourni_Temps-MaxSNR-MoyenneValeursFinales'.C1 'GraphDebitFourni_Temps-MaxSNR-MoyenneValeursFinales'.C2:'GraphDebitFourni_Temps-MaxSNR-MoyenneValeursFinales'.C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maxsnr</text:p>
          </table:table-cell>
          <table:table-cell office:value-type="string" calcext:value-type="string">
            <text:p>r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7" calcext:value-type="float">
            <text:p>24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7" calcext:value-type="float">
            <text:p>34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97" calcext:value-type="float">
            <text:p>39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4" calcext:value-type="float">
            <text:p>444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93" calcext:value-type="float">
            <text:p>493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5" calcext:value-type="float">
            <text:p>545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93" calcext:value-type="float">
            <text:p>593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2" calcext:value-type="float">
            <text:p>642</text:p>
          </table:table-cell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81" calcext:value-type="float">
            <text:p>681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2" calcext:value-type="float">
            <text:p>702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10" calcext:value-type="float">
            <text:p>710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26" calcext:value-type="float">
            <text:p>726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30" calcext:value-type="float">
            <text:p>730</text:p>
          </table:table-cell>
          <table:table-cell office:value-type="float" office:value="543" calcext:value-type="float">
            <text:p>5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9T10:02:28.992913920</dc:date>
    <meta:editing-duration>PT3M21S</meta:editing-duration>
    <meta:editing-cycles>1</meta:editing-cycles>
    <meta:document-statistic meta:table-count="1" meta:cell-count="5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8cm" svg:height="15.115cm" xlink:href=".." xlink:type="simple" chart:class="chart:scatter" chart:style-name="ch1">
        <chart:legend chart:legend-position="end" svg:x="20.398cm" svg:y="7.009cm" style:legend-expansion="high" chart:style-name="ch2"/>
        <chart:plot-area chart:style-name="ch3" table:cell-range-address="'GraphDebitFourni_Temps-MaxSNR-MoyenneValeursFinales'.A1:'GraphDebitFourni_Temps-MaxSNR-MoyenneValeursFinales'.C19" chart:data-source-has-labels="row" svg:x="1.468cm" svg:y="0.302cm" svg:width="18.473cm" svg:height="13.53cm">
          <chartooo:coordinate-region svg:x="2.275cm" svg:y="0.501cm" svg:width="17.479cm" svg:height="12.684cm"/>
          <chart:axis chart:dimension="x" chart:name="primary-x" chart:style-name="ch4">
            <chart:title svg:x="9.324cm" svg:y="14.134cm" chart:style-name="ch5">
              <text:p>Nombre utilisateur</text:p>
            </chart:title>
          </chart:axis>
          <chart:axis chart:dimension="y" chart:name="primary-y" chart:style-name="ch4">
            <chart:title svg:x="0.451cm" svg:y="7.958cm" chart:style-name="ch6">
              <text:p>Débit fourni</text:p>
            </chart:title>
            <chart:grid chart:style-name="ch7" chart:class="major"/>
          </chart:axis>
          <chart:series chart:style-name="ch8" chart:values-cell-range-address="'GraphDebitFourni_Temps-MaxSNR-MoyenneValeursFinales'.B2:'GraphDebitFourni_Temps-MaxSNR-MoyenneValeursFinales'.B19" chart:label-cell-address="'GraphDebitFourni_Temps-MaxSNR-MoyenneValeursFinales'.B1:'GraphDebitFourni_Temps-MaxSNR-MoyenneValeursFinales'.B1" chart:class="chart:scatter">
            <chart:domain table:cell-range-address="'GraphDebitFourni_Temps-MaxSNR-MoyenneValeursFinales'.A2:'GraphDebitFourni_Temps-MaxSNR-MoyenneValeursFinales'.A19"/>
            <chart:data-point chart:repeated="18"/>
          </chart:series>
          <chart:series chart:style-name="ch9" chart:values-cell-range-address="'GraphDebitFourni_Temps-MaxSNR-MoyenneValeursFinales'.C2:'GraphDebitFourni_Temps-MaxSNR-MoyenneValeursFinales'.C19" chart:label-cell-address="'GraphDebitFourni_Temps-MaxSNR-MoyenneValeursFinales'.C1:'GraphDebitFourni_Temps-MaxSNR-MoyenneValeursFinales'.C1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maxsnr</text:p>
                <draw:g>
                  <svg:desc>'GraphDebitFourni_Temps-MaxSNR-MoyenneValeursFinales'.B1:'GraphDebitFourni_Temps-MaxSNR-MoyenneValeursFinales'.B1</svg:desc>
                </draw:g>
              </table:table-cell>
              <table:table-cell office:value-type="string">
                <text:p>rr</text:p>
                <draw:g>
                  <svg:desc>'GraphDebitFourni_Temps-MaxSNR-MoyenneValeursFinales'.C1:'GraphDebitFourni_Temps-MaxSNR-MoyenneValeursFinales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GraphDebitFourni_Temps-MaxSNR-MoyenneValeursFinales'.A2:'GraphDebitFourni_Temps-MaxSNR-MoyenneValeursFinales'.A19</svg:desc>
                </draw:g>
              </table:table-cell>
              <table:table-cell office:value-type="float" office:value="49">
                <text:p>49</text:p>
                <draw:g>
                  <svg:desc>'GraphDebitFourni_Temps-MaxSNR-MoyenneValeursFinales'.B2:'GraphDebitFourni_Temps-MaxSNR-MoyenneValeursFinales'.B19</svg:desc>
                </draw:g>
              </table:table-cell>
              <table:table-cell office:value-type="float" office:value="50">
                <text:p>50</text:p>
                <draw:g>
                  <svg:desc>'GraphDebitFourni_Temps-MaxSNR-MoyenneValeursFinales'.C2:'GraphDebitFourni_Temps-MaxSNR-MoyenneValeursFinales'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48">
                <text:p>14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8">
                <text:p>298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47">
                <text:p>34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7">
                <text:p>397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93">
                <text:p>493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45">
                <text:p>54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93">
                <text:p>59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42">
                <text:p>642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81">
                <text:p>681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02">
                <text:p>702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10">
                <text:p>710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26">
                <text:p>726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730">
                <text:p>730</text:p>
              </table:table-cell>
              <table:table-cell office:value-type="float" office:value="543">
                <text:p>5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